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.addEntry( Catalog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talog.parseCatalo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.message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talog.new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.normalizeURI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